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18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9555in"/>
    </style:style>
    <style:style style:name="co5" style:family="table-column">
      <style:table-column-properties fo:break-before="auto" style:column-width="1.628in"/>
    </style:style>
    <style:style style:name="co6" style:family="table-column">
      <style:table-column-properties fo:break-before="auto" style:column-width="2.4799in"/>
    </style:style>
    <style:style style:name="co7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2.7311in"/>
    </style:style>
    <style:style style:name="co9" style:family="table-column">
      <style:table-column-properties fo:break-before="auto" style:column-width="1.4417in"/>
    </style:style>
    <style:style style:name="co10" style:family="table-column">
      <style:table-column-properties fo:break-before="auto" style:column-width="1.704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9"/>
    <style:style style:name="ce3" style:family="table-cell" style:parent-style-name="Default" style:data-style-name="N119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1012" table:default-cell-style-name="ce2"/>
        <table:table-row table:style-name="ro1">
          <table:table-cell table:style-name="ce1" office:value-type="string">
            <text:p>Servo Travel Distance Calcs, 90degress</text:p>
          </table:table-cell>
          <table:table-cell table:style-name="Default" table:number-columns-repeated="1023"/>
        </table:table-row>
        <table:table-row table:style-name="ro1">
          <table:table-cell table:style-name="ce1" office:value-type="string">
            <text:p>Radius</text:p>
          </table:table-cell>
          <table:table-cell table:style-name="ce1" office:value-type="string">
            <text:p>Linear Travel Distance</text:p>
          </table:table-cell>
          <table:table-cell table:style-name="ce1"/>
          <table:table-cell table:style-name="Default"/>
          <table:table-cell table:style-name="ce1" office:value-type="string">
            <text:p>Choosen Servo Distance</text:p>
          </table:table-cell>
          <table:table-cell table:style-name="ce1" office:value-type="string">
            <text:p>Bell Crank Radis</text:p>
          </table:table-cell>
          <table:table-cell table:style-name="ce1" office:value-type="string">
            <text:p>Bell Crank Angle Travel, degrees</text:p>
          </table:table-cell>
          <table:table-cell table:style-name="ce1" office:value-type="string">
            <text:p>Bell Crank Secondary Radius</text:p>
          </table:table-cell>
          <table:table-cell table:style-name="ce1" office:value-type="string">
            <text:p>Bell Crank Secondary travel Distance</text:p>
          </table:table-cell>
          <table:table-cell table:style-name="Default"/>
          <table:table-cell table:style-name="ce1" office:value-type="string">
            <text:p>Control Arm Radius</text:p>
          </table:table-cell>
          <table:table-cell table:style-name="ce1" office:value-type="string">
            <text:p>Control Arm Angle Degrees</text:p>
          </table:table-cell>
          <table:table-cell table:style-name="Default" table:number-columns-repeated="1012"/>
        </table:table-row>
        <table:table-row table:style-name="ro1">
          <table:table-cell office:value-type="float" office:value="0.275">
            <text:p>0.2750</text:p>
          </table:table-cell>
          <table:table-cell table:formula="of:=SQRT(2 * ([.A3] * [.A3]))" office:value-type="float" office:value="0.388908729652601">
            <text:p>0.3889</text:p>
          </table:table-cell>
          <table:table-cell table:number-columns-repeated="2"/>
          <table:table-cell table:style-name="ce3" table:formula="of:=[.$B$3]" office:value-type="float" office:value="0.388908729652601">
            <text:p>0.3889</text:p>
          </table:table-cell>
          <table:table-cell office:value-type="float" office:value="1">
            <text:p>1.0000</text:p>
          </table:table-cell>
          <table:table-cell table:formula="of:=DEGREES(ACOS(([.E3]*[.E3]-2*[.F3]*[.F3])/(-2*[.F3]*[.F3])))" office:value-type="float" office:value="22.4257017480119">
            <text:p>22.4257</text:p>
          </table:table-cell>
          <table:table-cell office:value-type="float" office:value="0.375">
            <text:p>0.3750</text:p>
          </table:table-cell>
          <table:table-cell table:formula="of:=SQRT(2*[.H3]*[.H3]-2*[.H3]*[.H3]*COS(RADIANS([.G3])))" office:value-type="float" office:value="0.145840773619726">
            <text:p>0.1458</text:p>
          </table:table-cell>
          <table:table-cell/>
          <table:table-cell office:value-type="float" office:value="0.625">
            <text:p>0.6250</text:p>
          </table:table-cell>
          <table:table-cell table:formula="of:=DEGREES(ACOS(([.I3]*[.I3]-2*[.K3]*[.K3])/(-2*[.K3]*[.K3])))" office:value-type="float" office:value="13.4002171208067">
            <text:p>13.4002</text:p>
          </table:table-cell>
          <table:table-cell table:number-columns-repeated="1012"/>
        </table:table-row>
        <table:table-row table:style-name="ro1">
          <table:table-cell table:formula="of:=[.A3]+0.1" office:value-type="float" office:value="0.375">
            <text:p>0.3750</text:p>
          </table:table-cell>
          <table:table-cell table:formula="of:=SQRT(2 * ([.A4] * [.A4]))" office:value-type="float" office:value="0.530330085889911">
            <text:p>0.5303</text:p>
          </table:table-cell>
          <table:table-cell table:number-columns-repeated="2"/>
          <table:table-cell table:formula="of:=[.B4]" office:value-type="float" office:value="0.530330085889911">
            <text:p>0.5303</text:p>
          </table:table-cell>
          <table:table-cell table:formula="of:=[.F3]-0.1" office:value-type="float" office:value="0.9">
            <text:p>0.9000</text:p>
          </table:table-cell>
          <table:table-cell table:formula="of:=DEGREES(ACOS(([.E4]*[.E4]-2*[.F4]*[.F4])/(-2*[.F4]*[.F4])))" office:value-type="float" office:value="34.2704430150151">
            <text:p>34.2704</text:p>
          </table:table-cell>
          <table:table-cell table:formula="of:=[.H3]+0.1" office:value-type="float" office:value="0.475">
            <text:p>0.4750</text:p>
          </table:table-cell>
          <table:table-cell table:formula="of:=SQRT(2*[.H4]*[.H4]-2*[.H4]*[.H4]*COS(RADIANS([.G4])))" office:value-type="float" office:value="0.279896434219675">
            <text:p>0.2799</text:p>
          </table:table-cell>
          <table:table-cell/>
          <table:table-cell table:formula="of:=[.K3]" office:value-type="float" office:value="0.625">
            <text:p>0.6250</text:p>
          </table:table-cell>
          <table:table-cell table:formula="of:=DEGREES(ACOS(([.I4]*[.I4]-2*[.K4]*[.K4])/(-2*[.K4]*[.K4])))" office:value-type="float" office:value="25.878421423776">
            <text:p>25.8784</text:p>
          </table:table-cell>
          <table:table-cell table:number-columns-repeated="1012"/>
        </table:table-row>
        <table:table-row table:style-name="ro1">
          <table:table-cell table:formula="of:=[.A4]+0.1" office:value-type="float" office:value="0.475">
            <text:p>0.4750</text:p>
          </table:table-cell>
          <table:table-cell table:formula="of:=SQRT(2 * ([.A5] * [.A5]))" office:value-type="float" office:value="0.67175144212722">
            <text:p>0.6718</text:p>
          </table:table-cell>
          <table:table-cell table:number-columns-repeated="2"/>
          <table:table-cell table:formula="of:=[.B5]" office:value-type="float" office:value="0.67175144212722">
            <text:p>0.6718</text:p>
          </table:table-cell>
          <table:table-cell table:formula="of:=[.F4]-0.1" office:value-type="float" office:value="0.8">
            <text:p>0.8000</text:p>
          </table:table-cell>
          <table:table-cell table:formula="of:=DEGREES(ACOS(([.E5]*[.E5]-2*[.F5]*[.F5])/(-2*[.F5]*[.F5])))" office:value-type="float" office:value="49.6495601380247">
            <text:p>49.6496</text:p>
          </table:table-cell>
          <table:table-cell table:formula="of:=[.H4]+0.1" office:value-type="float" office:value="0.575">
            <text:p>0.5750</text:p>
          </table:table-cell>
          <table:table-cell table:formula="of:=SQRT(2*[.H5]*[.H5]-2*[.H5]*[.H5]*COS(RADIANS([.G5])))" office:value-type="float" office:value="0.482821349028939">
            <text:p>0.4828</text:p>
          </table:table-cell>
          <table:table-cell/>
          <table:table-cell table:formula="of:=[.K4]" office:value-type="float" office:value="0.625">
            <text:p>0.6250</text:p>
          </table:table-cell>
          <table:table-cell table:formula="of:=DEGREES(ACOS(([.I5]*[.I5]-2*[.K5]*[.K5])/(-2*[.K5]*[.K5])))" office:value-type="float" office:value="45.4436069457319">
            <text:p>45.4436</text:p>
          </table:table-cell>
          <table:table-cell table:number-columns-repeated="1012"/>
        </table:table-row>
        <table:table-row table:style-name="ro1">
          <table:table-cell table:formula="of:=[.A5]+0.1" office:value-type="float" office:value="0.575">
            <text:p>0.5750</text:p>
          </table:table-cell>
          <table:table-cell table:formula="of:=SQRT(2 * ([.A6] * [.A6]))" office:value-type="float" office:value="0.81317279836453">
            <text:p>0.8132</text:p>
          </table:table-cell>
          <table:table-cell table:number-columns-repeated="2"/>
          <table:table-cell table:formula="of:=[.B6]" office:value-type="float" office:value="0.81317279836453">
            <text:p>0.8132</text:p>
          </table:table-cell>
          <table:table-cell table:formula="of:=[.F5]-0.1" office:value-type="float" office:value="0.7">
            <text:p>0.7000</text:p>
          </table:table-cell>
          <table:table-cell table:formula="of:=DEGREES(ACOS(([.E6]*[.E6]-2*[.F6]*[.F6])/(-2*[.F6]*[.F6])))" office:value-type="float" office:value="71.0189690194477">
            <text:p>71.0190</text:p>
          </table:table-cell>
          <table:table-cell table:formula="of:=[.H5]+0.1" office:value-type="float" office:value="0.675">
            <text:p>0.6750</text:p>
          </table:table-cell>
          <table:table-cell table:formula="of:=SQRT(2*[.H6]*[.H6]-2*[.H6]*[.H6]*COS(RADIANS([.G6])))" office:value-type="float" office:value="0.784130912708654">
            <text:p>0.7841</text:p>
          </table:table-cell>
          <table:table-cell/>
          <table:table-cell table:formula="of:=[.K5]" office:value-type="float" office:value="0.625">
            <text:p>0.6250</text:p>
          </table:table-cell>
          <table:table-cell table:formula="of:=DEGREES(ACOS(([.I6]*[.I6]-2*[.K6]*[.K6])/(-2*[.K6]*[.K6])))" office:value-type="float" office:value="77.7030983398633">
            <text:p>77.7031</text:p>
          </table:table-cell>
          <table:table-cell table:number-columns-repeated="1012"/>
        </table:table-row>
        <table:table-row table:style-name="ro1">
          <table:table-cell table:formula="of:=[.A6]+0.1" office:value-type="float" office:value="0.675">
            <text:p>0.6750</text:p>
          </table:table-cell>
          <table:table-cell table:formula="of:=SQRT(2 * ([.A7] * [.A7]))" office:value-type="float" office:value="0.954594154601839">
            <text:p>0.9546</text:p>
          </table:table-cell>
          <table:table-cell table:number-columns-repeated="2"/>
          <table:table-cell table:formula="of:=[.B7]" office:value-type="float" office:value="0.954594154601839">
            <text:p>0.9546</text:p>
          </table:table-cell>
          <table:table-cell table:formula="of:=[.F6]-0.1" office:value-type="float" office:value="0.6">
            <text:p>0.6000</text:p>
          </table:table-cell>
          <table:table-cell table:formula="of:=DEGREES(ACOS(([.E7]*[.E7]-2*[.F7]*[.F7])/(-2*[.F7]*[.F7])))" office:value-type="float" office:value="105.404093698725">
            <text:p>105.4041</text:p>
          </table:table-cell>
          <table:table-cell table:formula="of:=[.H6]+0.1" office:value-type="float" office:value="0.775">
            <text:p>0.7750</text:p>
          </table:table-cell>
          <table:table-cell table:formula="of:=SQRT(2*[.H7]*[.H7]-2*[.H7]*[.H7]*COS(RADIANS([.G7])))" office:value-type="float" office:value="1.23301744969404">
            <text:p>1.2330</text:p>
          </table:table-cell>
          <table:table-cell/>
          <table:table-cell table:formula="of:=[.K6]" office:value-type="float" office:value="0.625">
            <text:p>0.6250</text:p>
          </table:table-cell>
          <table:table-cell table:formula="of:=DEGREES(ACOS(([.I7]*[.I7]-2*[.K7]*[.K7])/(-2*[.K7]*[.K7])))" office:value-type="float" office:value="161.089326398298">
            <text:p>161.0893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/>
          <table:table-cell/>
          <table:table-cell/>
          <table:table-cell table:formula="of:=[.$H$3]" office:value-type="float" office:value="0.375">
            <text:p>0.3750</text:p>
          </table:table-cell>
          <table:table-cell table:formula="of:=SQRT(2*[.H8]*[.H8]-2*[.H8]*[.H8]*COS(RADIANS([.G8])))" office:value-type="float" office:value="0">
            <text:p>0.0000</text:p>
          </table:table-cell>
          <table:table-cell/>
          <table:table-cell table:formula="of:=[.K7]" office:value-type="float" office:value="0.625">
            <text:p>0.6250</text:p>
          </table:table-cell>
          <table:table-cell table:formula="of:=DEGREES(ACOS(([.I8]*[.I8]-2*[.K8]*[.K8])/(-2*[.K8]*[.K8])))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6"/>
          <table:table-cell/>
          <table:table-cell table:formula="of:=[.H8]+0.1" office:value-type="float" office:value="0.475">
            <text:p>0.4750</text:p>
          </table:table-cell>
          <table:table-cell table:formula="of:=SQRT(2*[.H9]*[.H9]-2*[.H9]*[.H9]*COS(RADIANS([.G9])))" office:value-type="float" office:value="0">
            <text:p>0.0000</text:p>
          </table:table-cell>
          <table:table-cell/>
          <table:table-cell table:formula="of:=[.K8]" office:value-type="float" office:value="0.625">
            <text:p>0.6250</text:p>
          </table:table-cell>
          <table:table-cell table:formula="of:=DEGREES(ACOS(([.I9]*[.I9]-2*[.K9]*[.K9])/(-2*[.K9]*[.K9])))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6"/>
          <table:table-cell/>
          <table:table-cell table:formula="of:=[.H9]+0.1" office:value-type="float" office:value="0.575">
            <text:p>0.5750</text:p>
          </table:table-cell>
          <table:table-cell table:formula="of:=SQRT(2*[.H10]*[.H10]-2*[.H10]*[.H10]*COS(RADIANS([.G10])))" office:value-type="float" office:value="0">
            <text:p>0.0000</text:p>
          </table:table-cell>
          <table:table-cell/>
          <table:table-cell table:formula="of:=[.K9]" office:value-type="float" office:value="0.625">
            <text:p>0.6250</text:p>
          </table:table-cell>
          <table:table-cell table:formula="of:=DEGREES(ACOS(([.I10]*[.I10]-2*[.K10]*[.K10])/(-2*[.K10]*[.K10])))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6"/>
          <table:table-cell/>
          <table:table-cell table:formula="of:=[.H10]+0.1" office:value-type="float" office:value="0.675">
            <text:p>0.6750</text:p>
          </table:table-cell>
          <table:table-cell table:formula="of:=SQRT(2*[.H11]*[.H11]-2*[.H11]*[.H11]*COS(RADIANS([.G11])))" office:value-type="float" office:value="0">
            <text:p>0.0000</text:p>
          </table:table-cell>
          <table:table-cell/>
          <table:table-cell table:formula="of:=[.K10]" office:value-type="float" office:value="0.625">
            <text:p>0.6250</text:p>
          </table:table-cell>
          <table:table-cell table:formula="of:=DEGREES(ACOS(([.I11]*[.I11]-2*[.K11]*[.K11])/(-2*[.K11]*[.K11])))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6"/>
          <table:table-cell/>
          <table:table-cell table:formula="of:=[.H11]+0.1" office:value-type="float" office:value="0.775">
            <text:p>0.7750</text:p>
          </table:table-cell>
          <table:table-cell table:formula="of:=SQRT(2*[.H12]*[.H12]-2*[.H12]*[.H12]*COS(RADIANS([.G12])))" office:value-type="float" office:value="0">
            <text:p>0.0000</text:p>
          </table:table-cell>
          <table:table-cell/>
          <table:table-cell table:formula="of:=[.K11]" office:value-type="float" office:value="0.625">
            <text:p>0.6250</text:p>
          </table:table-cell>
          <table:table-cell table:formula="of:=DEGREES(ACOS(([.I12]*[.I12]-2*[.K12]*[.K12])/(-2*[.K12]*[.K12])))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/>
          <table:table-cell/>
          <table:table-cell/>
          <table:table-cell table:formula="of:=[.$H$3]" office:value-type="float" office:value="0.375">
            <text:p>0.3750</text:p>
          </table:table-cell>
          <table:table-cell table:formula="of:=SQRT(2*[.H13]*[.H13]-2*[.H13]*[.H13]*COS(RADIANS([.G13])))" office:value-type="float" office:value="0">
            <text:p>0.0000</text:p>
          </table:table-cell>
          <table:table-cell/>
          <table:table-cell table:formula="of:=[.K12]" office:value-type="float" office:value="0.625">
            <text:p>0.6250</text:p>
          </table:table-cell>
          <table:table-cell table:formula="of:=DEGREES(ACOS(([.I13]*[.I13]-2*[.K13]*[.K13])/(-2*[.K13]*[.K13])))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6"/>
          <table:table-cell/>
          <table:table-cell table:formula="of:=[.H13]+0.1" office:value-type="float" office:value="0.475">
            <text:p>0.4750</text:p>
          </table:table-cell>
          <table:table-cell table:formula="of:=SQRT(2*[.H14]*[.H14]-2*[.H14]*[.H14]*COS(RADIANS([.G14])))" office:value-type="float" office:value="0">
            <text:p>0.0000</text:p>
          </table:table-cell>
          <table:table-cell/>
          <table:table-cell table:formula="of:=[.K13]" office:value-type="float" office:value="0.625">
            <text:p>0.6250</text:p>
          </table:table-cell>
          <table:table-cell table:formula="of:=DEGREES(ACOS(([.I14]*[.I14]-2*[.K14]*[.K14])/(-2*[.K14]*[.K14])))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6"/>
          <table:table-cell/>
          <table:table-cell table:formula="of:=[.H14]+0.1" office:value-type="float" office:value="0.575">
            <text:p>0.5750</text:p>
          </table:table-cell>
          <table:table-cell table:formula="of:=SQRT(2*[.H15]*[.H15]-2*[.H15]*[.H15]*COS(RADIANS([.G15])))" office:value-type="float" office:value="0">
            <text:p>0.0000</text:p>
          </table:table-cell>
          <table:table-cell/>
          <table:table-cell table:formula="of:=[.K14]" office:value-type="float" office:value="0.625">
            <text:p>0.6250</text:p>
          </table:table-cell>
          <table:table-cell table:formula="of:=DEGREES(ACOS(([.I15]*[.I15]-2*[.K15]*[.K15])/(-2*[.K15]*[.K15])))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6"/>
          <table:table-cell/>
          <table:table-cell table:formula="of:=[.H15]+0.1" office:value-type="float" office:value="0.675">
            <text:p>0.6750</text:p>
          </table:table-cell>
          <table:table-cell table:formula="of:=SQRT(2*[.H16]*[.H16]-2*[.H16]*[.H16]*COS(RADIANS([.G16])))" office:value-type="float" office:value="0">
            <text:p>0.0000</text:p>
          </table:table-cell>
          <table:table-cell/>
          <table:table-cell table:formula="of:=[.K15]" office:value-type="float" office:value="0.625">
            <text:p>0.6250</text:p>
          </table:table-cell>
          <table:table-cell table:formula="of:=DEGREES(ACOS(([.I16]*[.I16]-2*[.K16]*[.K16])/(-2*[.K16]*[.K16])))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6"/>
          <table:table-cell/>
          <table:table-cell table:formula="of:=[.H16]+0.1" office:value-type="float" office:value="0.775">
            <text:p>0.7750</text:p>
          </table:table-cell>
          <table:table-cell table:formula="of:=SQRT(2*[.H17]*[.H17]-2*[.H17]*[.H17]*COS(RADIANS([.G17])))" office:value-type="float" office:value="0">
            <text:p>0.0000</text:p>
          </table:table-cell>
          <table:table-cell/>
          <table:table-cell table:formula="of:=[.K16]" office:value-type="float" office:value="0.625">
            <text:p>0.6250</text:p>
          </table:table-cell>
          <table:table-cell table:formula="of:=DEGREES(ACOS(([.I17]*[.I17]-2*[.K17]*[.K17])/(-2*[.K17]*[.K17])))" office:value-type="float" office:value="0">
            <text:p>0.0000</text:p>
          </table:table-cell>
          <table:table-cell table:number-columns-repeated="101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30">06/30/2009</text:date>, <text:time>03:4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9T22:07:28.92</meta:creation-date>
    <dc:date>2009-06-30T03:48:09.06</dc:date>
    <meta:editing-duration>PT00H48M27S</meta:editing-duration>
    <meta:editing-cycles>15</meta:editing-cycles>
    <meta:generator>OpenOffice.org/3.0$Win32 OpenOffice.org_project/300m15$Build-9379</meta:generator>
    <meta:document-statistic meta:table-count="3" meta:cell-count="105" meta:object-count="0"/>
    <meta:user-defined meta:name="Info 1"/>
    <meta:user-defined meta:name="Info 2"/>
    <meta:user-defined meta:name="Info 3"/>
    <meta:user-defined meta:name="Info 4"/>
  </office:meta>
</office:document-meta>
</file>